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AROSQUIPA ROJAS, RODY FREDY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QP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OGESA</text:span></text:p>
            <text:p text:style-name="P7">Lin.Genet(Ped.1):<text:span text:style-name="T4">COODORNICES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5T17:04:35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